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number-columns-repeated="4" table:default-cell-style-name="ce3"/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Selection Sort</text:p>
          </table:table-cell>
          <table:covered-table-cell table:number-columns-repeated="4" table:style-name="Default"/>
        </table:table-row>
        <table:table-row table:style-name="ro1">
          <table:table-cell table:style-name="ce2" office:value-type="string" calcext:value-type="string">
            <text:p>N.º Elementos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OMP 6c</text:p>
          </table:table-cell>
          <table:table-cell table:style-name="ce2" office:value-type="string" calcext:value-type="string">
            <text:p>OMP 12C</text:p>
          </table:table-cell>
          <table:table-cell table:style-name="ce2" office:value-type="string" calcext:value-type="string">
            <text:p>Xeon Phi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116854" calcext:value-type="float">
            <text:p>0,116854</text:p>
          </table:table-cell>
          <table:table-cell office:value-type="float" office:value="0.135682" calcext:value-type="float">
            <text:p>0,135682</text:p>
          </table:table-cell>
          <table:table-cell office:value-type="float" office:value="0.146417" calcext:value-type="float">
            <text:p>0,146417</text:p>
          </table:table-cell>
          <table:table-cell office:value-type="float" office:value="0.754253" calcext:value-type="float">
            <text:p>0,75425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37719" calcext:value-type="float">
            <text:p>0,37719</text:p>
          </table:table-cell>
          <table:table-cell office:value-type="float" office:value="0.349464" calcext:value-type="float">
            <text:p>0,349464</text:p>
          </table:table-cell>
          <table:table-cell office:value-type="float" office:value="0.326784" calcext:value-type="float">
            <text:p>0,326784</text:p>
          </table:table-cell>
          <table:table-cell office:value-type="float" office:value="1.329244" calcext:value-type="float">
            <text:p>1,32924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.217739" calcext:value-type="float">
            <text:p>1,217739</text:p>
          </table:table-cell>
          <table:table-cell office:value-type="float" office:value="0.749798" calcext:value-type="float">
            <text:p>0,749798</text:p>
          </table:table-cell>
          <table:table-cell office:value-type="float" office:value="0.772573" calcext:value-type="float">
            <text:p>0,772573</text:p>
          </table:table-cell>
          <table:table-cell office:value-type="float" office:value="2.494983" calcext:value-type="float">
            <text:p>2,49498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.295096" calcext:value-type="float">
            <text:p>4,295096</text:p>
          </table:table-cell>
          <table:table-cell office:value-type="float" office:value="1.835034" calcext:value-type="float">
            <text:p>1,835034</text:p>
          </table:table-cell>
          <table:table-cell office:value-type="float" office:value="1.701924" calcext:value-type="float">
            <text:p>1,701924</text:p>
          </table:table-cell>
          <table:table-cell office:value-type="float" office:value="5.623184" calcext:value-type="float">
            <text:p>5,62318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.506721" calcext:value-type="float">
            <text:p>16,506721</text:p>
          </table:table-cell>
          <table:table-cell office:value-type="float" office:value="5.92267" calcext:value-type="float">
            <text:p>5,92267</text:p>
          </table:table-cell>
          <table:table-cell office:value-type="float" office:value="5.582471" calcext:value-type="float">
            <text:p>5,582471</text:p>
          </table:table-cell>
          <table:table-cell office:value-type="float" office:value="13.500516" calcext:value-type="float">
            <text:p>13,50051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4.971532" calcext:value-type="float">
            <text:p>64,971532</text:p>
          </table:table-cell>
          <table:table-cell office:value-type="float" office:value="20.846051" calcext:value-type="float">
            <text:p>20,846051</text:p>
          </table:table-cell>
          <table:table-cell office:value-type="float" office:value="19.255508" calcext:value-type="float">
            <text:p>19,255508</text:p>
          </table:table-cell>
          <table:table-cell office:value-type="float" office:value="36.01877" calcext:value-type="float">
            <text:p>36,0187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59.586038" calcext:value-type="float">
            <text:p>259,586038</text:p>
          </table:table-cell>
          <table:table-cell office:value-type="float" office:value="77.055881" calcext:value-type="float">
            <text:p>77,055881</text:p>
          </table:table-cell>
          <table:table-cell office:value-type="float" office:value="72.288399" calcext:value-type="float">
            <text:p>72,288399</text:p>
          </table:table-cell>
          <table:table-cell office:value-type="float" office:value="93.19485" calcext:value-type="float">
            <text:p>93,19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22:47:41.500541878</meta:creation-date>
    <dc:date>2016-11-30T01:11:49.531090479</dc:date>
    <meta:editing-duration>PT1H12M17S</meta:editing-duration>
    <meta:editing-cycles>1</meta:editing-cycles>
    <meta:document-statistic meta:table-count="1" meta:cell-count="41" meta:object-count="0"/>
    <meta:generator>LibreOffice/5.1.4.2$Linux_X86_64 LibreOffice_project/10m0$Build-2</meta:generator>
  </office:meta>
</office:document-meta>
</file>